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CacheFacto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Factory.createListener( LateralCacheAttributes lac , ICompositeCacheManager cacheMg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LateralCacheFactor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Factory.createCache( AuxiliaryCacheAttributes iaca , ICompositeCacheManager cacheMg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60">
            <text:p text:style-name="Table_20_Contents">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